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0" calcext:value-type="float">
            <text:p>700</text:p>
          </table:table-cell>
          <table:table-cell table:style-name="ce7" table:formula="of:=COUNTIF([.B7:.B999];&quot;X&quot;)" office:value-type="float" office:value="592" calcext:value-type="float">
            <text:p>59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1" calcext:value-type="float">
            <text:p>7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3" table:number-rows-repeated="2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 style:data-style-name="N2" text:time-value="21:44:55.3715216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2T21:47:27.754989845</dc:date>
    <meta:editing-duration>PT19H23M11S</meta:editing-duration>
    <meta:editing-cycles>686</meta:editing-cycles>
    <meta:document-statistic meta:table-count="1" meta:cell-count="4204" meta:object-count="0"/>
  </office:meta>
</office:document-meta>
</file>